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ff58e" officeooo:paragraph-rsid="001ff58e"/>
    </style:style>
    <style:style style:name="P2" style:family="paragraph" style:parent-style-name="Heading_20_2">
      <style:text-properties officeooo:rsid="002128a2" officeooo:paragraph-rsid="002128a2"/>
    </style:style>
    <style:style style:name="P3" style:family="paragraph" style:parent-style-name="Standard">
      <style:text-properties officeooo:rsid="0018d33f" officeooo:paragraph-rsid="0018d33f"/>
    </style:style>
    <style:style style:name="P4" style:family="paragraph" style:parent-style-name="Standard">
      <style:text-properties officeooo:rsid="001a1ec5" officeooo:paragraph-rsid="001a1ec5"/>
    </style:style>
    <style:style style:name="P5" style:family="paragraph" style:parent-style-name="Standard">
      <style:paragraph-properties fo:break-before="page"/>
      <style:text-properties officeooo:rsid="001a1ec5" officeooo:paragraph-rsid="001a1ec5"/>
    </style:style>
    <style:style style:name="P6" style:family="paragraph" style:parent-style-name="Standard">
      <style:text-properties officeooo:rsid="001b1517" officeooo:paragraph-rsid="001b1517"/>
    </style:style>
    <style:style style:name="P7" style:family="paragraph" style:parent-style-name="Standard">
      <style:text-properties officeooo:rsid="001f3b81" officeooo:paragraph-rsid="001f3b81"/>
    </style:style>
    <style:style style:name="P8" style:family="paragraph" style:parent-style-name="Standard">
      <style:text-properties officeooo:rsid="001ff58e" officeooo:paragraph-rsid="001ff58e"/>
    </style:style>
    <style:style style:name="P9" style:family="paragraph" style:parent-style-name="Text_20_body">
      <style:text-properties officeooo:rsid="001ff58e" officeooo:paragraph-rsid="001ff58e"/>
    </style:style>
    <style:style style:name="P10" style:family="paragraph" style:parent-style-name="Text_20_body">
      <style:text-properties officeooo:rsid="002128a2" officeooo:paragraph-rsid="002128a2"/>
    </style:style>
    <style:style style:name="P11" style:family="paragraph" style:parent-style-name="Text_20_body">
      <style:text-properties officeooo:paragraph-rsid="002128a2"/>
    </style:style>
    <style:style style:name="P12" style:family="paragraph" style:parent-style-name="Text_20_body">
      <style:text-properties officeooo:rsid="00238349" officeooo:paragraph-rsid="00238349"/>
    </style:style>
    <style:style style:name="T1" style:family="text">
      <style:text-properties officeooo:rsid="0018d33f"/>
    </style:style>
    <style:style style:name="T2" style:family="text">
      <style:text-properties officeooo:rsid="001a1ec5"/>
    </style:style>
    <style:style style:name="T3" style:family="text">
      <style:text-properties officeooo:rsid="001b1517"/>
    </style:style>
    <style:style style:name="T4" style:family="text">
      <style:text-properties fo:font-style="italic" officeooo:rsid="0021febb"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1febb" style:font-style-asian="normal" style:font-style-complex="normal"/>
    </style:style>
    <style:style style:name="T7" style:family="text">
      <style:text-properties officeooo:rsid="002128a2"/>
    </style:style>
    <style:style style:name="T8" style:family="text">
      <style:text-properties officeooo:rsid="0021feb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ock exam</text:p>
      <text:p text:style-name="Standard"/>
      <text:p text:style-name="Standard">### Question 1</text:p>
      <text:p text:style-name="Standard">(a) The Von Neumann architecture introduced flexibility in programming, by enabling users to store programs as data, rather than as part of the machine itself. This in turn means you can write programs that alter data and, since programs are data, you could write a program that writes or alters another program.</text:p>
      <text:p text:style-name="Standard"/>
      <text:p text:style-name="Standard">This immediately opens the door to malicious programs. To alter the programming of Colossus or ENIAC, for example, you would need physical access to the machine, an awful lot of time, and probably a spanner. To alter the programming of a computer with a Von Neumann architecture, you only need to alter some data, or find some way of making the computer run a program to make that alteration itself. Such alterations might damage the program itself, the operating system, or even the memory of the machine. This attack could be conducted by an attacker, but it might also be a result of a bug introduced by the software engineer who did not anticipate the program being used in a particular way.</text:p>
      <text:p text:style-name="Standard"/>
      <text:p text:style-name="Standard">Despite these new risks, computing continued down this path and built in mitigations against such attacks, such as memory protections and access controls.</text:p>
      <text:p text:style-name="Standard"/>
      <text:p text:style-name="Standard">(b) The only truly secure system is not necessarily one that is unusable. It is difficult to imagine the damage one could do with a calculator, for example. However, beyond such trivial examples of fixed-program systems, security starts to come at a cost to usability. This is because, as stated above, most modern computing uses (or at least has evolved from) the Von Neumann architecture.</text:p>
      <text:p text:style-name="Standard"/>
      <text:p text:style-name="Standard">As noted above in 1.a, programs that can modify other programs, as well as stored data, present a significant risk - both from malicious outsiders writing programs designed to do such things, and benign programs acting in unexpected ways. Nonetheless, users must be able to modify data, because that is the purpose of a modern computer system - to store user data and to allow the user to modify it.</text:p>
      <text:p text:style-name="Standard"/>
      <text:p text:style-name="Standard">Indeed, modern systems are so complex that calculating every possible interaction of all of the software that might interact is almost completely impossible. There are two broad approaches to <text:span text:style-name="T1">evaluating </text:span>a system's security: <text:span text:style-name="T1">product-oriented, in which the behaviours of the product are evaluated, and process-oriented, where the process of building the system are evaluated. Neither can objectively evaluate for ‘full security’. Product-oriented approaches rely on the evaluating team completely understanding the system and being able to track behaviours all the way through the system – which in a modern, complex system is almost impossible. The architecture of modern devices that incorporates a small, testable, trusted computer base (TCB) is testament to the fact that we cannot realistically assert that anything larger is ‘secure’. By contrast, a process-oriented evaluation will confirm that the developers of the system are designing and building the system in the right way – but cannot offer an opinion on the actual, production behaviour of the system.</text:span></text:p>
      <text:p text:style-name="Standard"/>
      <text:p text:style-name="P3">In conclusion, <text:span text:style-name="T2">evaluating whether </text:span>a product is truly secure is <text:span text:style-name="T2">impossible, and the only truly secure system is one that would be unusable. Instead, we try to mitigate the risks introduced by an improved user experience through secure development frameworks, and we do our best to evaluate products according to standards (either in their behaviour or in the way they’ve been built) to give a qualified opinion of how secure they are.</text:span></text:p>
      <text:p text:style-name="P3"/>
      <text:p text:style-name="P4"/>
      <text:p text:style-name="P5">(c) On receipt of this vulnerability notice, I would begin our incident response process. I am confidently assuming that we have a process, and that it is reasonably well-tested. Through</text:p>
      <text:p text:style-name="P4">this process I would quickly appoint a communications lead, an incident lead, and begin taking notes on actions we were taking. Ironically, one of the most important things to do is begin logging <text:span text:style-name="T3">what we’re doing</text:span>.</text:p>
      <text:p text:style-name="P4"/>
      <text:p text:style-name="P4">The next key steps are communication. Firstly, communication upwards, relaying information to senior management and giving them a steady drumbeat of updates. Second, communication across the organisation. We would identify any services using the affected software through several mechanisms. Primarily, I would contact the technical leads on each service (assuming such a list existed) and ask them directly if the software was used, and if it was, whether mitigations had been deployed; and, if they had not, when they planned to deploy the mitigations. This action assumes that such a list exists. If it does not, we would need to take a slower, top-down approach, asking senior leaders to cascade the communication into their teams. I would task a colleague to write a script that iterated over all of the software repositories that we owned. This action assumes that the security team has been given access to the company’s code repositories, and that the company owns most of its own code. However, no company runs every service itself, and so I would also draft communications to any software-as-a-service products we use, asking for assurance that they had applied mitigations if appropriate.</text:p>
      <text:p text:style-name="P4"/>
      <text:p text:style-name="P4">Together, these actions would identify those services listing the affected versions of the software in their requirements, and give us the beginnings of an idea of the potential impact and where we would need to target our activities. </text:p>
      <text:p text:style-name="P4"/>
      <text:p text:style-name="P4">At this point, I would list the services that had not yet deployed the mitigations. These services would represent a significant business risk, and this would need to be communicated upwards to senior management. Additionally, they are where we would focus our mitigation efforts. For services within our control, this would mean working directly with the developers in the service teams (assuming a DevOps model) or the engineers in the Operations area to update the software and deploy it at pace. Assuming a DevOps model, I would expect to have fixes deployed into production within an hour. However, this is the platonic ideal of mitigation. In actuality, some services may not be able to deploy at pace. Some may have to book a slot in a ‘change window’, or could be following models such as ITIL, that require releases to be managed by someone else, to ensure that there are no unexpected consequences to the deployment. Furthermore, there may be managed services, that we ‘own’ but do not run. Making changes to such services could require raising a change request, and may in extreme cases enter into a contract negotiation. Even where suppliers are aware of the risk and are keen to make the change, it is likely that they will be receiving the same request from all of their other customers. They will need to prioritise those risks, and unfortunately that’s not something I have control over. This risk is logged and reported upwards.</text:p>
      <text:p text:style-name="P4"/>
      <text:p text:style-name="P6">In identifying the services that had not yet deployed mitigations, I have also generated a prioritised list of services that are most at-risk of having been exploited by the vulnerability. I can confidently assume that the networks in which these services are running generate some kind of logging, and would either request those logs or already have access to them via a central security information and events management (SIEM) tool. I would task a member of my team to begin combing through them, looking for indicators of compromise (IoC), and alerting me if any were found. Other services using this software, even where they have deployed mitigations, should be reviewed in slower time as a lower priority. It may be that a malicious actor found this vulnerability before the UK’s NCSC, and we should be alive to that possibility.</text:p>
      <text:p text:style-name="P6"/>
      <text:p text:style-name="P6"><text:soft-page-break/>In taking these steps I would ensure that our senior management were kept up to date on current risks, and were therefore able to discharge their responsibilities. Additionally, I would have taken appropriate steps to identify and prioritise risks to the organisation, and have a clear log of actions that I had taken. This would be used when reviewing the incident to decide what we could do better in the future.</text:p>
      <text:p text:style-name="P6"/>
      <text:p text:style-name="P7">(d) The key differences between CVSS and CVE are:</text:p>
      <text:p text:style-name="P7">1. CVSS is unique to an organisation, while CVE is maintained by a third party, specifically the MITRE corporation</text:p>
      <text:p text:style-name="P7">2. CVSS is measured across three broad categories (basic, environmental, temporal) with a number of sub-categories, while a CVE simply acts as a unique reference for a cybersecurity vulnerability</text:p>
      <text:p text:style-name="P7"/>
      <text:p text:style-name="P7">By exposing a list of all currently known vulnerabilities, security professionals can examine them and decide on a CVSS score for their particular context, applying environmental and temporal criteria.</text:p>
      <text:p text:style-name="P7"/>
      <text:h text:style-name="P1" text:outline-level="2">Question 2</text:h>
      <text:p text:style-name="P9">(a) Broadly speaking the reason only two of the four rings are used is because some hardware architectures that were previously supported by Windows only implemented two privilege levels. Windows sets the standard for the market by virtue of its size. In order for drivers in I/O devices to work effectively on Windows devices, they must follow the Windows architecture, and since Windows devices comprise most of the addressable market, most drivers will follow the architecture. </text:p>
      <text:p text:style-name="P9">Given that drivers will need access to lower levels of the system, and that they only have the choice between rings 0 and 3, it is evident that they will be designed to use ring 0. </text:p>
      <text:p text:style-name="P9">(b) There are almost no limits to what root can do in Linux, except read the password file. It can write to the password file, thereby empowering a root user to lock out a user or change their password.</text:p>
      <text:p text:style-name="P8">(c) Objects, subjects, and principals form the basis of how modern OSs moderate access. Objects represent the items that are acted upon by subjects, which in Unix are processes. Subjects act on behalf of principals, who are the end-users of the system. Thus a principal will task a subject to take some action on an object. A reference monitor is an abstract concept that can exist anywhere in the OS, and moderates access to objects. This may be moderated in one of three ways: by checking a principal’s capabilities (proxied through the subject); by checking the access control list associated to the object; or by finding the paired principal/object reference in an access control matrix. The final approach is almost never used, given the extra computing cost of finding the right pairing and the extra memory cost of storing many numbers of empty cells.</text:p>
      <text:p text:style-name="P8"/>
      <text:p text:style-name="P8">Linux implements the reference monitor using access control lists, or ACL. Each object maintains a list as follows: user access; group access; and other access. Each of these may have any of the following permissions: read, write, execute. However, we can grant additional access to other users by adding to the ACL using the system command setfacl. Finally, in Linux, ACLs are inherited from the parent directory.</text:p>
      <text:p text:style-name="P8"/>
      <text:p text:style-name="P8">(d) An ACL is a clear distinction between who can and cannot access a resource. This makes it a useful tool for mediating access to a resource. However, maintaining an accurate ACL is a full-time job, and can be difficult in complex systems. By contrast, in a capability model, the OS does not need to maintain such a list. Instead, the reference monitor only needs to confirm whether or not the <text:soft-page-break/>token provided is valid. All question of authentication is moved away from the OS. However, this naturally comes with a downside: the reference monitor cannot say whether the subject accessing the object is the correctly authorised principal, or a bad actor who has somehow acquired the valid token.</text:p>
      <text:p text:style-name="P8"/>
      <text:h text:style-name="P2" text:outline-level="2">Question 3</text:h>
      <text:p text:style-name="P10">(a) The attack surface of a system is the sum total of every vulnerability in a computer system – across its software, hardware, network, and human facets. “Secure design” is a series of design principles including those by Saltzer and Schroeder that aim to reduce the attack surface as much as possible and, in the case of a successful attack, limit the blast radius and record the compromise. These include approaches such as open design, least privilege, and fail-safe defaults.</text:p>
      <text:p text:style-name="P10"/>
      <text:p text:style-name="P11"><text:span text:style-name="T7">(b) Usability is often contrasted with security, because allowing users to modify systems introduces the possibility of them modifying them in ways that are damaging, either by accident or on purpose. As an example, consider what response an API should give when sent a request for a resource. The request contains a username and password. According to RFC 2616, which defines HTTP responses, if the credentials are valid but the user does not have the right to access the resource the API should return 403 Forbidden. </text:span></text:p>
      <text:p text:style-name="P10">However, if the API returns a 403 error, then an attacker would know that the credentials they were using were valid credentials, and might then try them on different endpoints. However, a valid user would be able to check with the API owner and find out why they don’t have access. This approach favours usability over security. Alternatively, to favour security over usability, the API owner might implement a generic 404 error in place of more specific HTTP status codes. This would not leak any information, but would make debugging errors harder for benign users, reducing usability.</text:p>
      <text:p text:style-name="P10"/>
      <text:p text:style-name="P10">(c) <text:span text:style-name="T8">The Microsoft </text:span><text:span text:style-name="T4">Security </text:span><text:span text:style-name="T6">Development Lifecycle is a framework created and used by Microsoft in its software development. It is, broadly, an open-source approach to writing secure software. It brings security in from the very inception of a project. It follows a five-phase path, moving from requirements, to design, to implementation, to verification, and finally to release.</text:span></text:p>
      <text:p text:style-name="P10"><text:span text:style-name="T6"/></text:p>
      <text:p text:style-name="P12"><text:span text:style-name="T6">(</text:span><text:span text:style-name="T5">d) Security by obscurity goes against the basic security princp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9:02:57.525045972</meta:creation-date>
    <dc:date>2023-03-24T15:35:24.281775764</dc:date>
    <meta:editing-duration>PT6H32M23S</meta:editing-duration>
    <meta:editing-cycles>9</meta:editing-cycles>
    <meta:generator>LibreOffice/7.4.4.2$Linux_X86_64 LibreOffice_project/40$Build-2</meta:generator>
    <meta:document-statistic meta:table-count="0" meta:image-count="0" meta:object-count="0" meta:page-count="4" meta:paragraph-count="33" meta:word-count="2217" meta:character-count="13440" meta:non-whitespace-character-count="11249"/>
  </office:meta>
</office:document-meta>
</file>